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e5e" officeooo:paragraph-rsid="00179e5e"/>
    </style:style>
    <style:style style:name="P2" style:family="paragraph" style:parent-style-name="Standard">
      <style:text-properties officeooo:rsid="0019335c" officeooo:paragraph-rsid="0019335c"/>
    </style:style>
    <style:style style:name="P3" style:family="paragraph" style:parent-style-name="Standard">
      <style:text-properties officeooo:rsid="00195551" officeooo:paragraph-rsid="00179e5e"/>
    </style:style>
    <style:style style:name="P4" style:family="paragraph" style:parent-style-name="Standard">
      <style:text-properties officeooo:rsid="00195551" officeooo:paragraph-rsid="001955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s Collaboratif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witch plays pokemon</text:p>
      <text:p text:style-name="P1"/>
      <text:p text:style-name="P1">Recherche participative (passif (source de données) / actif)</text:p>
      <text:p text:style-name="P1">-sciences humaines</text:p>
      <text:p text:style-name="P1"/>
      <text:p text:style-name="P1"/>
      <text:p text:style-name="P1"/>
      <text:p text:style-name="P1"/>
      <text:p text:style-name="P1"/>
      <text:p text:style-name="P1">Developpement collaboratif</text:p>
      <text:p text:style-name="P1"/>
      <text:p text:style-name="P1">Forg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2"><text:a xlink:type="simple" xlink:href="http://www.lemonde.fr/sciences/article/2012/03/02/un-laboratoire-de-l-extreme_1650608_1650684.html" text:style-name="Internet_20_link" text:visited-style-name="Visited_20_Internet_20_Link"/></text:p>
      <text:p text:style-name="P2"><text:soft-page-break/>Labo de l’extreme, muki haklay</text:p>
      <text:p text:style-name="P2"><text:a xlink:type="simple" xlink:href="http://www.lemonde.fr/sciences/article/2012/03/02/un-laboratoire-de-l-extreme_1650608_1650684.html" text:style-name="Internet_20_link" text:visited-style-name="Visited_20_Internet_20_Link">http://www.lemonde.fr/sciences/article/2012/03/02/un-laboratoire-de-l-extreme_1650608_1650684.html</text:a></text:p>
      <text:p text:style-name="P2"/>
      <text:p text:style-name="P2"/>
      <text:p text:style-name="P2">Scoop, avec un tas d’articles sur le collaboratif</text:p>
      <text:p text:style-name="P2">http://www.scoop.it/t/collaboratif</text:p>
      <text:p text:style-name="P1"/>
      <text:p text:style-name="P4">Wikiped, liste de projets collaboratifs</text:p>
      <text:p text:style-name="P4"><text:a xlink:type="simple" xlink:href="https://fr.wikipedia.org/wiki/Liste_de_projets_de_sciences_citoyennes" text:style-name="Internet_20_link" text:visited-style-name="Visited_20_Internet_20_Link">https://fr.wikipedia.org/wiki/Liste_de_projets_de_sciences_citoyennes</text:a></text:p>
      <text:p text:style-name="P4"/>
      <text:p text:style-name="P4">Wikiped, science participative</text:p>
      <text:p text:style-name="P4"><text:a xlink:type="simple" xlink:href="https://fr.wikipedia.org/wiki/Sciences_participatives" text:style-name="Internet_20_link" text:visited-style-name="Visited_20_Internet_20_Link">https://fr.wikipedia.org/wiki/Sciences_participatives</text:a></text:p>
      <text:p text:style-name="P4"/>
      <text:p text:style-name="P4">Wikiped, forges</text:p>
      <text:p text:style-name="P4">https://fr.wikipedia.org/wiki/Forge_(informatiq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5:16:57.525487240</meta:creation-date>
    <meta:generator>LibreOffice/5.1.6.2$Linux_X86_64 LibreOffice_project/10m0$Build-2</meta:generator>
    <dc:date>2017-10-21T17:58:53.711119147</dc:date>
    <meta:editing-duration>PT56S</meta:editing-duration>
    <meta:editing-cycles>1</meta:editing-cycles>
    <meta:document-statistic meta:table-count="0" meta:image-count="0" meta:object-count="0" meta:page-count="2" meta:paragraph-count="16" meta:word-count="46" meta:character-count="618" meta:non-whitespace-character-count="588"/>
  </office:meta>
</office:document-meta>
</file>